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2pt" officeooo:rsid="000f9173" officeooo:paragraph-rsid="000f9173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მობილურ აპლიკაციია_ TSU STUDY STAM</text:p>
      <text:p text:style-name="P1"/>
      <text:p text:style-name="P2">მოცემული აპლიკაციის მიზანია უცხოელმა სტუდენტებმა ვირტუალურად კავშირი დაამყარონ თსუს ადმინისტრაციასთან.</text:p>
      <text:p text:style-name="P2">პროგრამა შედგება რამდენიმე ნაწილისგან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7T21:23:00.886004698</meta:creation-date>
    <dc:date>2021-12-17T21:46:40.317714757</dc:date>
    <meta:editing-duration>PT5M38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3" meta:word-count="19" meta:character-count="174" meta:non-whitespace-character-count="158"/>
  </office:meta>
</office:document-meta>
</file>